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officeooo:rsid="000ec998" officeooo:paragraph-rsid="000ec998"/>
    </style:style>
    <style:style style:name="P2" style:family="paragraph" style:parent-style-name="Frame_20_contents">
      <style:paragraph-properties fo:text-align="center" style:justify-single-word="false"/>
      <style:text-properties fo:font-size="16pt" officeooo:rsid="000ec998" officeooo:paragraph-rsid="000ec998" style:font-size-asian="16pt" style:font-size-complex="16pt"/>
    </style:style>
    <style:style style:name="P3" style:family="paragraph">
      <loext:graphic-properties draw:fill-color="#fff9ae"/>
    </style:style>
    <style:style style:name="P4" style:family="paragraph">
      <loext:graphic-properties draw:fill-color="#add58a"/>
    </style:style>
    <style:style style:name="P5" style:family="paragraph">
      <style:paragraph-properties fo:text-align="center"/>
    </style:style>
    <style:style style:name="gr1" style:family="graphic" style:parent-style-name="Frame">
      <style:graphic-properties draw:textarea-horizontal-align="justify" draw:textarea-vertical-align="middle" draw:auto-grow-height="false" fo:min-height="0.7665in" fo:min-width="1.2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fill-color="#fff9ae" draw:textarea-horizontal-align="justify" draw:textarea-vertical-align="middle" draw:auto-grow-height="false" fo:min-height="0.7665in" fo:min-width="1.4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parent-style-name="Frame">
      <style:graphic-properties draw:marker-end="Arrowheads_20_1" draw:fill-color="#add58a" draw:textarea-horizontal-align="justify" draw:textarea-vertical-align="middle" draw:auto-grow-height="false" fo:min-height="0.7665in" fo:min-width="1.2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fill-color="#add58a" draw:textarea-horizontal-align="justify" draw:textarea-vertical-align="middle" draw:auto-grow-height="false" fo:min-height="0.7665in" fo:min-width="1.2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svg:width="1.2835in" svg:height="0.7669in" svg:x="-0.4709in" svg:y="0.7484in"><text:p text:style-name="P2">Client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3" svg:width="1.4669in" svg:height="0.7669in" svg:x="3.9957in" svg:y="2.4984in"><text:p text:style-name="P2">Auto-tuner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4" svg:width="1.2669in" svg:height="0.7669in" svg:x="1.8791in" svg:y="0.7236in"><text:p text:style-name="P1">Service 1</text:p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4" svg:width="1.2669in" svg:height="0.7669in" svg:x="4.0043in" svg:y="0.7236in"><text:p text:style-name="P1">Service 2</text:p><draw:enhanced-geometry svg:viewBox="0 0 21600 21600" draw:type="rectangle" draw:enhanced-path="M 0 0 L 21600 0 21600 21600 0 21600 0 0 Z N"/></draw:custom-shape><draw:custom-shape text:anchor-type="paragraph" draw:z-index="4" draw:name="Shape1" draw:style-name="gr4" draw:text-style-name="P4" svg:width="1.2669in" svg:height="0.7669in" svg:x="6.0543in" svg:y="0.7154in"><text:p text:style-name="P1">Service 3</text:p><draw:enhanced-geometry svg:viewBox="0 0 21600 21600" draw:type="rectangle" draw:enhanced-path="M 0 0 L 21600 0 21600 21600 0 21600 0 0 Z N"/></draw:custom-shape><draw:line text:anchor-type="paragraph" draw:z-index="5" draw:name="Shape2" draw:style-name="gr5" draw:text-style-name="P5" svg:x1="3.1874in" svg:y1="1.1154in" svg:x2="4.0039in" svg:y2="1.1154in"><text:p/></draw:line><draw:line text:anchor-type="paragraph" draw:z-index="6" draw:name="Shape2" draw:style-name="gr5" draw:text-style-name="P5" svg:x1="5.2709in" svg:y1="1.0736in" svg:x2="6.0874in" svg:y2="1.0736in"><text:p/></draw:line><draw:line text:anchor-type="paragraph" draw:z-index="7" draw:name="Shape3" draw:style-name="gr5" draw:text-style-name="P5" svg:x1="2.9043in" svg:y1="1.4902in" svg:x2="3.9961in" svg:y2="2.4484in"><text:p/></draw:line><draw:line text:anchor-type="paragraph" draw:z-index="8" draw:name="Shape4" draw:style-name="gr5" draw:text-style-name="P5" svg:x1="4.6043in" svg:y1="1.5319in" svg:x2="4.6043in" svg:y2="2.4571in"><text:p/></draw:line><draw:line text:anchor-type="paragraph" draw:z-index="9" draw:name="Shape5" draw:style-name="gr5" draw:text-style-name="P5" svg:x1="5.3626in" svg:y1="2.4571in" svg:x2="6.4378in" svg:y2="1.5236in"><text:p/></draw:line><draw:line text:anchor-type="paragraph" draw:z-index="10" draw:name="Shape6" draw:style-name="gr5" draw:text-style-name="P5" svg:x1="0.8126in" svg:y1="1.1154in" svg:x2="1.8791in" svg:y2="1.115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321 3493" svg:d="M1321 3493h-1321l661-349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4:21:53.215476693</meta:creation-date>
    <dc:date>2019-09-30T14:55:19.686540777</dc:date>
    <meta:editing-duration>PT13M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8" meta:character-count="43" meta:non-whitespace-character-count="40"/>
  </office:meta>
</office:document-meta>
</file>